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17c" officeooo:paragraph-rsid="0001217c"/>
    </style:style>
    <style:style style:name="P2" style:family="paragraph" style:parent-style-name="Standard">
      <style:text-properties fo:font-size="30pt" officeooo:rsid="0001217c" officeooo:paragraph-rsid="0001217c" style:font-size-asian="30pt" style:font-size-complex="3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opmy:</text:p>
      <text:p text:style-name="P1"/>
      <text:p text:style-name="P1">1) USFF_Fujitsu_Esprimo_Q920</text:p>
      <text:p text:style-name="P1"><text:a xlink:type="simple" xlink:href="https://allegro.pl/oferta/mini-pc-usff-tiny-fujitsu-q920-i5-8-500-w10-dp-9756171544?utm_feed=aa34192d-eee2-4419-9a9a-de66b9dfae24&amp;utm_source=google&amp;utm_medium=cpc&amp;utm_campaign=_elktrk_komputery_pla_ss&amp;ev_adgr=komputery&amp;ev_campaign_id=14542033157&amp;gclid=Cj0KCQiAmKiQBhClARIsAKtSj-m43YuyfOrXlNJPH6wk9280BWUtfKPhR54Y0kew0lSzqsa_xSTybzcaArpDEALw_wcB" text:style-name="Internet_20_link" text:visited-style-name="Visited_20_Internet_20_Link">https://allegro.pl/oferta/mini-pc-usff-tiny-fujitsu-q920-i5-8-500-w10-dp-9756171544?utm_feed=aa34192d-eee2-4419-9a9a-de66b9dfae24&amp;utm_source=google&amp;utm_medium=cpc&amp;utm_campaign=_elktrk_komputery_pla_ss&amp;ev_adgr=komputery&amp;ev_campaign_id=14542033157&amp;gclid=Cj0KCQiAmKiQBhClARIsAKtSj-m43YuyfOrXlNJPH6wk9280BWUtfKPhR54Y0kew0lSzqsa_xSTybzcaArpDEALw_wcB</text:a></text:p>
      <text:p text:style-name="P1"/>
      <text:p text:style-name="P1">2) Intel_NUC_10I7FNHN_i7_64GB_2TB_SSD_HDMI_USB-C_W10P</text:p>
      <text:p text:style-name="P1"><text:a xlink:type="simple" xlink:href="https://allegro.pl/oferta/intel-nuc-10i7fnhn-i7-64gb-2tb-ssd-hdmi-usb-c-w10p-10911438174?reco_id=b0acd685-8dca-11ec-80c5-40a6b731c290&amp;sid=041047f9c36843e364ecb91b45c568a2755aa386fe7e14ee7421a14291fbf951" text:style-name="Internet_20_link" text:visited-style-name="Visited_20_Internet_20_Link">https://allegro.pl/oferta/intel-nuc-10i7fnhn-i7-64gb-2tb-ssd-hdmi-usb-c-w10p-10911438174?reco_id=b0acd685-8dca-11ec-80c5-40a6b731c290&amp;sid=041047f9c36843e364ecb91b45c568a2755aa386fe7e14ee7421a14291fbf951</text:a></text:p>
      <text:p text:style-name="P1"/>
      <text:p text:style-name="P1">3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2-02-14T20:38:40.068000000</dc:date>
    <meta:editing-duration>PT12M36S</meta:editing-duration>
    <meta:editing-cycles>1</meta:editing-cycles>
    <meta:document-statistic meta:table-count="0" meta:image-count="0" meta:object-count="0" meta:page-count="1" meta:paragraph-count="6" meta:word-count="8" meta:character-count="636" meta:non-whitespace-character-count="633"/>
  </office:meta>
</office:document-meta>
</file>